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calhost-1457882360372" table:style-name="ta1">
        <table:shapes>
          <draw:frame draw:z-index="0" draw:style-name="gr1" draw:text-style-name="P1" svg:width="639.61pt" svg:height="266.68pt" svg:x="125.09pt" svg:y="13.41pt">
            <loext:p draw:notify-on-update-of-ranges="'localhost-1457882360372'.A1:'localhost-1457882360372'.A2001 'localhost-1457882360372'.B1:'localhost-1457882360372'.B2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53" calcext:value-type="float">
            <text:p>8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53" calcext:value-type="float">
            <text:p>8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53" calcext:value-type="float">
            <text:p>8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53" calcext:value-type="float">
            <text:p>82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38" calcext:value-type="float">
            <text:p>7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38" calcext:value-type="float">
            <text:p>79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8" calcext:value-type="float">
            <text:p>79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38" calcext:value-type="float">
            <text:p>79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table:number-columns-repeated="2"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6" calcext:value-type="float">
            <text:p>1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17:31:46.228000000</dc:date>
    <meta:editing-duration>PT11M14S</meta:editing-duration>
    <meta:editing-cycles>1</meta:editing-cycles>
    <meta:document-statistic meta:table-count="1" meta:cell-count="4002" meta:object-count="1"/>
    <meta:generator>LibreOffice/5.0.2.2$Windows_x86 LibreOffice_project/37b43f919e4de5eeaca9b9755ed688758a8251f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65cm" svg:height="9.409cm" xlink:href=".." xlink:type="simple" chart:class="chart:scatter" chart:style-name="ch1">
        <chart:title svg:x="8.606cm" svg:y="0.324cm" chart:style-name="ch2">
          <text:p>Cache size / request count</text:p>
        </chart:title>
        <chart:plot-area chart:style-name="ch3" table:cell-range-address="'localhost-1457882360372'.A1:'localhost-1457882360372'.B2001" chart:data-source-has-labels="row" svg:x="1.462cm" svg:y="1.291cm" svg:width="20.652cm" svg:height="6.949cm">
          <chartooo:coordinate-region svg:x="2.454cm" svg:y="1.49cm" svg:width="19.288cm" svg:height="6.103cm"/>
          <chart:axis chart:dimension="x" chart:name="primary-x" chart:style-name="ch4">
            <chart:title svg:x="10.924cm" svg:y="8.428cm" chart:style-name="ch5">
              <text:p>Cache size</text:p>
            </chart:title>
            <chart:grid chart:style-name="ch6" chart:class="major"/>
          </chart:axis>
          <chart:axis chart:dimension="y" chart:name="primary-y" chart:style-name="ch7">
            <chart:title svg:x="0.451cm" svg:y="5.841cm" chart:style-name="ch8">
              <text:p>Sent requests</text:p>
            </chart:title>
            <chart:grid chart:style-name="ch6" chart:class="major"/>
          </chart:axis>
          <chart:series chart:style-name="ch9" chart:values-cell-range-address="'localhost-1457882360372'.B1:'localhost-1457882360372'.B2001" loext:label-string="requests" chart:class="chart:scatter">
            <chart:domain table:cell-range-address="'localhost-1457882360372'.A1:'localhost-1457882360372'.A2001"/>
            <chart:data-point chart:repeated="2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ques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ocalhost-1457882360372'.A1:'localhost-1457882360372'.A2001</svg:desc>
                </draw:g>
              </table:table-cell>
              <table:table-cell office:value-type="float" office:value="8442">
                <text:p>8442</text:p>
                <draw:g>
                  <svg:desc>'localhost-1457882360372'.B1:'localhost-1457882360372'.B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497">
                <text:p>7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497">
                <text:p>7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497">
                <text:p>7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497">
                <text:p>7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178">
                <text:p>41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178">
                <text:p>41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1">
                <text:p>15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2">
                <text:p>15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3">
                <text:p>15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4">
                <text:p>15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5">
                <text:p>15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6">
                <text:p>15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7">
                <text:p>15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8">
                <text:p>15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9">
                <text:p>15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0">
                <text:p>15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1">
                <text:p>15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2">
                <text:p>15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3">
                <text:p>15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4">
                <text:p>15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5">
                <text:p>15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6">
                <text:p>15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7">
                <text:p>15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8">
                <text:p>15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9">
                <text:p>15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0">
                <text:p>15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1">
                <text:p>15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2">
                <text:p>15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3">
                <text:p>15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4">
                <text:p>15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5">
                <text:p>15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6">
                <text:p>15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7">
                <text:p>15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8">
                <text:p>15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9">
                <text:p>15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0">
                <text:p>15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1">
                <text:p>15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2">
                <text:p>15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3">
                <text:p>15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5">
                <text:p>15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6">
                <text:p>15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7">
                <text:p>15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8">
                <text:p>15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9">
                <text:p>15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0">
                <text:p>15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1">
                <text:p>15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2">
                <text:p>15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3">
                <text:p>15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4">
                <text:p>15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5">
                <text:p>15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6">
                <text:p>15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7">
                <text:p>15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8">
                <text:p>15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9">
                <text:p>15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0">
                <text:p>15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1">
                <text:p>15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2">
                <text:p>15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3">
                <text:p>15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4">
                <text:p>15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5">
                <text:p>15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6">
                <text:p>15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8">
                <text:p>15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9">
                <text:p>15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0">
                <text:p>15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2">
                <text:p>15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3">
                <text:p>15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4">
                <text:p>15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5">
                <text:p>15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6">
                <text:p>15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7">
                <text:p>15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8">
                <text:p>15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9">
                <text:p>15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0">
                <text:p>15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1">
                <text:p>15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">
                <text:p>15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3">
                <text:p>15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4">
                <text:p>15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5">
                <text:p>15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6">
                <text:p>15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7">
                <text:p>15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8">
                <text:p>15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9">
                <text:p>15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0">
                <text:p>15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1">
                <text:p>15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2">
                <text:p>15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3">
                <text:p>15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4">
                <text:p>15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5">
                <text:p>15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6">
                <text:p>15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7">
                <text:p>15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8">
                <text:p>15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9">
                <text:p>15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0">
                <text:p>15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1">
                <text:p>15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2">
                <text:p>15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3">
                <text:p>15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4">
                <text:p>15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5">
                <text:p>15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6">
                <text:p>15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7">
                <text:p>15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8">
                <text:p>15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9">
                <text:p>15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0">
                <text:p>16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1">
                <text:p>16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2">
                <text:p>16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3">
                <text:p>16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4">
                <text:p>16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5">
                <text:p>16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6">
                <text:p>16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7">
                <text:p>16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8">
                <text:p>16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09">
                <text:p>16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0">
                <text:p>16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1">
                <text:p>16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2">
                <text:p>16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3">
                <text:p>16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4">
                <text:p>16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5">
                <text:p>16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6">
                <text:p>16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7">
                <text:p>16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8">
                <text:p>16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9">
                <text:p>16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0">
                <text:p>16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1">
                <text:p>16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2">
                <text:p>16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3">
                <text:p>16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4">
                <text:p>16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5">
                <text:p>16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6">
                <text:p>16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7">
                <text:p>16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8">
                <text:p>16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29">
                <text:p>16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0">
                <text:p>16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1">
                <text:p>16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2">
                <text:p>16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3">
                <text:p>16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4">
                <text:p>16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5">
                <text:p>16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6">
                <text:p>16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7">
                <text:p>16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8">
                <text:p>16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39">
                <text:p>16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0">
                <text:p>16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2">
                <text:p>16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3">
                <text:p>16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4">
                <text:p>16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5">
                <text:p>16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6">
                <text:p>16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7">
                <text:p>16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8">
                <text:p>16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9">
                <text:p>16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0">
                <text:p>16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1">
                <text:p>16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2">
                <text:p>16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3">
                <text:p>16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4">
                <text:p>16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5">
                <text:p>16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6">
                <text:p>16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7">
                <text:p>16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8">
                <text:p>16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59">
                <text:p>16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0">
                <text:p>16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1">
                <text:p>16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2">
                <text:p>16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3">
                <text:p>16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4">
                <text:p>16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5">
                <text:p>16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6">
                <text:p>16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7">
                <text:p>16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8">
                <text:p>16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9">
                <text:p>16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0">
                <text:p>16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1">
                <text:p>16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2">
                <text:p>16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3">
                <text:p>16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4">
                <text:p>16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5">
                <text:p>16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6">
                <text:p>16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7">
                <text:p>16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8">
                <text:p>16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9">
                <text:p>16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0">
                <text:p>16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1">
                <text:p>16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2">
                <text:p>16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3">
                <text:p>16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4">
                <text:p>16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5">
                <text:p>16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6">
                <text:p>16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7">
                <text:p>16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8">
                <text:p>16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9">
                <text:p>16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0">
                <text:p>16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1">
                <text:p>16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2">
                <text:p>16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3">
                <text:p>16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4">
                <text:p>16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5">
                <text:p>16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6">
                <text:p>16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7">
                <text:p>16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8">
                <text:p>16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9">
                <text:p>16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0">
                <text:p>17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1">
                <text:p>17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2">
                <text:p>17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3">
                <text:p>17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4">
                <text:p>17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5">
                <text:p>17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6">
                <text:p>17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7">
                <text:p>17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8">
                <text:p>17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9">
                <text:p>17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0">
                <text:p>17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1">
                <text:p>17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2">
                <text:p>17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3">
                <text:p>17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6">
                <text:p>17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7">
                <text:p>17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8">
                <text:p>17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19">
                <text:p>17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0">
                <text:p>17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1">
                <text:p>17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2">
                <text:p>17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3">
                <text:p>17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4">
                <text:p>17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5">
                <text:p>17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6">
                <text:p>17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7">
                <text:p>17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8">
                <text:p>17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29">
                <text:p>17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0">
                <text:p>17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1">
                <text:p>17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2">
                <text:p>17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3">
                <text:p>17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4">
                <text:p>17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5">
                <text:p>17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6">
                <text:p>17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7">
                <text:p>17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8">
                <text:p>17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9">
                <text:p>17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0">
                <text:p>17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1">
                <text:p>17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2">
                <text:p>17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3">
                <text:p>17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4">
                <text:p>17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5">
                <text:p>17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6">
                <text:p>17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7">
                <text:p>17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8">
                <text:p>17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49">
                <text:p>17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0">
                <text:p>17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1">
                <text:p>17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2">
                <text:p>17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3">
                <text:p>17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4">
                <text:p>17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5">
                <text:p>17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6">
                <text:p>17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7">
                <text:p>17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8">
                <text:p>17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59">
                <text:p>17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0">
                <text:p>17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1">
                <text:p>17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2">
                <text:p>17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3">
                <text:p>17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4">
                <text:p>17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5">
                <text:p>17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6">
                <text:p>17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7">
                <text:p>17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8">
                <text:p>17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69">
                <text:p>17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0">
                <text:p>17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1">
                <text:p>17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2">
                <text:p>17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3">
                <text:p>17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4">
                <text:p>17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5">
                <text:p>17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6">
                <text:p>17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7">
                <text:p>17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8">
                <text:p>17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79">
                <text:p>17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0">
                <text:p>17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1">
                <text:p>17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2">
                <text:p>17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3">
                <text:p>17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4">
                <text:p>17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5">
                <text:p>17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6">
                <text:p>17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7">
                <text:p>17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8">
                <text:p>17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89">
                <text:p>17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0">
                <text:p>17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1">
                <text:p>17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2">
                <text:p>17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3">
                <text:p>17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4">
                <text:p>17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5">
                <text:p>17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6">
                <text:p>17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7">
                <text:p>17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8">
                <text:p>17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99">
                <text:p>17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0">
                <text:p>18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1">
                <text:p>18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2">
                <text:p>18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3">
                <text:p>18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4">
                <text:p>18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5">
                <text:p>18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6">
                <text:p>18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7">
                <text:p>18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8">
                <text:p>18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09">
                <text:p>18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0">
                <text:p>18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1">
                <text:p>18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2">
                <text:p>18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3">
                <text:p>18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4">
                <text:p>18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5">
                <text:p>18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6">
                <text:p>18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7">
                <text:p>18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8">
                <text:p>18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19">
                <text:p>18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0">
                <text:p>18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1">
                <text:p>18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2">
                <text:p>18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3">
                <text:p>18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4">
                <text:p>18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5">
                <text:p>18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6">
                <text:p>18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7">
                <text:p>18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8">
                <text:p>18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29">
                <text:p>18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0">
                <text:p>18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1">
                <text:p>18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2">
                <text:p>18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3">
                <text:p>18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4">
                <text:p>18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5">
                <text:p>18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6">
                <text:p>18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7">
                <text:p>18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8">
                <text:p>18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39">
                <text:p>18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0">
                <text:p>18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1">
                <text:p>18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2">
                <text:p>18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3">
                <text:p>18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4">
                <text:p>18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5">
                <text:p>18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6">
                <text:p>18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7">
                <text:p>18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8">
                <text:p>18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49">
                <text:p>18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0">
                <text:p>18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1">
                <text:p>18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2">
                <text:p>18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3">
                <text:p>18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4">
                <text:p>18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5">
                <text:p>18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6">
                <text:p>18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7">
                <text:p>18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8">
                <text:p>18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59">
                <text:p>18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0">
                <text:p>18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1">
                <text:p>18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2">
                <text:p>18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3">
                <text:p>18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4">
                <text:p>18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5">
                <text:p>18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6">
                <text:p>18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7">
                <text:p>18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8">
                <text:p>18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69">
                <text:p>18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0">
                <text:p>18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1">
                <text:p>18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2">
                <text:p>18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3">
                <text:p>18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4">
                <text:p>18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5">
                <text:p>18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6">
                <text:p>18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7">
                <text:p>18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8">
                <text:p>18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79">
                <text:p>18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0">
                <text:p>18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1">
                <text:p>18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2">
                <text:p>18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3">
                <text:p>18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4">
                <text:p>18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5">
                <text:p>18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6">
                <text:p>18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7">
                <text:p>18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8">
                <text:p>18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89">
                <text:p>18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0">
                <text:p>18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1">
                <text:p>18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2">
                <text:p>18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3">
                <text:p>18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4">
                <text:p>18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5">
                <text:p>18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6">
                <text:p>18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7">
                <text:p>18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8">
                <text:p>18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99">
                <text:p>18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0">
                <text:p>19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1">
                <text:p>190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2">
                <text:p>190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3">
                <text:p>190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4">
                <text:p>190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5">
                <text:p>190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6">
                <text:p>19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7">
                <text:p>19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8">
                <text:p>190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09">
                <text:p>190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0">
                <text:p>191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1">
                <text:p>19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2">
                <text:p>19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3">
                <text:p>19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4">
                <text:p>19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5">
                <text:p>191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6">
                <text:p>191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7">
                <text:p>191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8">
                <text:p>191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19">
                <text:p>19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0">
                <text:p>192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1">
                <text:p>19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2">
                <text:p>192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3">
                <text:p>192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4">
                <text:p>192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5">
                <text:p>19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6">
                <text:p>192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7">
                <text:p>19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8">
                <text:p>192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29">
                <text:p>192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0">
                <text:p>193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1">
                <text:p>193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2">
                <text:p>193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3">
                <text:p>19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4">
                <text:p>19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5">
                <text:p>193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6">
                <text:p>193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7">
                <text:p>193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8">
                <text:p>19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39">
                <text:p>193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0">
                <text:p>19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1">
                <text:p>194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2">
                <text:p>194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3">
                <text:p>194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4">
                <text:p>194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5">
                <text:p>194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6">
                <text:p>194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7">
                <text:p>194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8">
                <text:p>194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49">
                <text:p>19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0">
                <text:p>19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1">
                <text:p>195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2">
                <text:p>19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3">
                <text:p>19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4">
                <text:p>195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5">
                <text:p>19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6">
                <text:p>19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7">
                <text:p>195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8">
                <text:p>195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59">
                <text:p>19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0">
                <text:p>196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1">
                <text:p>196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2">
                <text:p>196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3">
                <text:p>19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4">
                <text:p>196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5">
                <text:p>19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6">
                <text:p>196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7">
                <text:p>196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8">
                <text:p>196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69">
                <text:p>19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0">
                <text:p>19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1">
                <text:p>197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2">
                <text:p>197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3">
                <text:p>19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4">
                <text:p>197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5">
                <text:p>197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6">
                <text:p>197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7">
                <text:p>19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8">
                <text:p>19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79">
                <text:p>197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0">
                <text:p>198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1">
                <text:p>198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2">
                <text:p>198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3">
                <text:p>19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4">
                <text:p>198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5">
                <text:p>198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6">
                <text:p>198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7">
                <text:p>198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8">
                <text:p>198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89">
                <text:p>198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0">
                <text:p>19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1">
                <text:p>199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2">
                <text:p>199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3">
                <text:p>19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4">
                <text:p>199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5">
                <text:p>19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6">
                <text:p>199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7">
                <text:p>199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8">
                <text:p>199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0">
                <text:p>2000</text:p>
              </table:table-cell>
              <table:table-cell office:value-type="float" office:value="1946">
                <text:p>1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